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C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1">
      <style:paragraph-properties fo:break-before="page"/>
    </style:style>
    <style:style style:name="P2" style:family="paragraph" style:parent-style-name="Heading_20_1">
      <style:text-properties officeooo:rsid="0019f35f" officeooo:paragraph-rsid="001a27bb"/>
    </style:style>
    <style:style style:name="P3" style:family="paragraph" style:parent-style-name="Heading_20_2">
      <style:text-properties officeooo:paragraph-rsid="0019f35f"/>
    </style:style>
    <style:style style:name="P4" style:family="paragraph" style:parent-style-name="Heading_20_2">
      <style:text-properties officeooo:paragraph-rsid="001a27bb"/>
    </style:style>
    <style:style style:name="P5" style:family="paragraph" style:parent-style-name="Standard">
      <style:text-properties officeooo:rsid="00192ae0"/>
    </style:style>
    <style:style style:name="P6" style:family="paragraph" style:parent-style-name="Table_20_Contents" style:list-style-name="List_20_1"/>
    <style:style style:name="P7" style:family="paragraph" style:parent-style-name="Table_20_Heading">
      <style:paragraph-properties fo:text-align="start" style:justify-single-word="false"/>
    </style:style>
    <style:style style:name="P8" style:family="paragraph" style:parent-style-name="Text_20_body">
      <style:text-properties officeooo:paragraph-rsid="00192ae0"/>
    </style:style>
    <style:style style:name="P9" style:family="paragraph" style:parent-style-name="Text_20_body">
      <style:text-properties officeooo:rsid="0019f35f" officeooo:paragraph-rsid="0019f35f"/>
    </style:style>
    <style:style style:name="P10" style:family="paragraph" style:parent-style-name="Text_20_body">
      <style:text-properties officeooo:rsid="0019f35f" officeooo:paragraph-rsid="001a27bb"/>
    </style:style>
    <style:style style:name="T1" style:family="text">
      <style:text-properties officeooo:rsid="00192ae0"/>
    </style:style>
    <style:style style:name="T2" style:family="text">
      <style:text-properties officeooo:rsid="0019f35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a27bb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a27bb" style:font-weight-asian="normal" style:font-weight-complex="normal"/>
    </style:style>
    <style:style style:name="T7" style:family="text">
      <style:text-properties officeooo:rsid="001a27b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IOQA-2 - Como cliente não autenticado quero poder me autenticar no site com usuário e senha, afim de acessar as funções restritas do site</text:h>
      <text:h text:style-name="Heading_20_2" text:outline-level="2">Cenário: Cliente autentica com usuário e senha <text:span text:style-name="T2">válidos</text:span></text:h>
      <text:p text:style-name="P9"><text:span text:style-name="T3">Given</text:span> client is on login page</text:p>
      <text:p text:style-name="P9"><text:span text:style-name="T3">When</text:span> client <text:span text:style-name="T7">fills correct username and password </text:span><text:span text:style-name="T3">AND</text:span><text:span text:style-name="T5"> </text:span><text:span text:style-name="T6">press</text:span><text:span text:style-name="T5"> Login</text:span></text:p>
      <text:p text:style-name="P9"><text:span text:style-name="T3">Then</text:span> a<text:span text:style-name="T7">n</text:span> authenticated session begins <text:span text:style-name="T3">AND</text:span> client is redirected to the products page</text:p>
      <text:h text:style-name="P3" text:outline-level="2">Cenário: Cliente autentica com usuário e senha <text:span text:style-name="T2">inválidos</text:span></text:h>
      <text:p text:style-name="P9"><text:span text:style-name="T3">Given</text:span> client is on login page</text:p>
      <text:p text:style-name="P10"><text:span text:style-name="T3">When</text:span> client <text:span text:style-name="T7">fills correct username and wrong password </text:span><text:span text:style-name="T3">AND</text:span><text:span text:style-name="T5"> </text:span><text:span text:style-name="T6">press</text:span><text:span text:style-name="T5"> Login</text:span></text:p>
      <text:p text:style-name="P9"><text:span text:style-name="T3">Then</text:span> displays error message</text:p>
      <text:h text:style-name="P2" text:outline-level="1">DIOQA-<text:span text:style-name="T7">3</text:span> - Como cliente não cadastrado quero poder me cadastrar com usuário e senha, afim de poder me autentica<text:span text:style-name="T7">r</text:span></text:h>
      <text:h text:style-name="P4" text:outline-level="2">Cenário: Cliente <text:span text:style-name="T7">acessa formulário de cadastro de </text:span>usuário </text:h>
      <text:p text:style-name="P10"><text:span text:style-name="T3">Given</text:span> client is on login page <text:span text:style-name="T3">AND</text:span><text:span text:style-name="T5"> </text:span><text:span text:style-name="T6">is not registered</text:span></text:p>
      <text:p text:style-name="P10"><text:span text:style-name="T3">When</text:span> client <text:span text:style-name="T7">press</text:span> <text:span text:style-name="T7">signup </text:span></text:p>
      <text:p text:style-name="P10"><text:span text:style-name="T3">Then</text:span> client is redirected to the <text:span text:style-name="T7">signup</text:span> page</text:p>
      <text:h text:style-name="P4" text:outline-level="2">Cenário: Cliente <text:span text:style-name="T7">cadastra </text:span>usuário e senha <text:span text:style-name="T2">válidos</text:span></text:h>
      <text:p text:style-name="P10"><text:span text:style-name="T3">Given</text:span> client is on <text:span text:style-name="T7">signup</text:span> page <text:span text:style-name="T3">AND</text:span><text:span text:style-name="T5"> </text:span><text:span text:style-name="T6">is not registered</text:span></text:p>
      <text:p text:style-name="P10"><text:span text:style-name="T3">When</text:span> client <text:span text:style-name="T7">fills an unique username and strong password </text:span><text:span text:style-name="T3">AND</text:span><text:span text:style-name="T5"> </text:span><text:span text:style-name="T6">press</text:span><text:span text:style-name="T5"> </text:span><text:span text:style-name="T6">SignUp</text:span></text:p>
      <text:p text:style-name="P10"><text:span text:style-name="T3">Then </text:span><text:span text:style-name="T5">client is redirected to the </text:span><text:span text:style-name="T6">login</text:span><text:span text:style-name="T5"> page</text:span></text:p>
      <text:p text:style-name="P10"><text:span text:style-name="T3">AND</text:span> displays <text:span text:style-name="T7">success </text:span>message</text:p>
      <text:h text:style-name="P1" text:outline-level="1"><text:span text:style-name="T1">DIOQA-10 - </text:span>Como um cliente com produto no carrinho eu quero fazer o checkout afim de efetivar o pedido</text:h>
      <text:h text:style-name="Heading_20_2" text:outline-level="2"><text:span text:style-name="T1">Cenário: Cliente conclui pedido</text:span>.</text:h>
      <table:table table:name="Table1" table:style-name="Table1">
        <table:table-column table:style-name="Table1.A" table:number-columns-repeated="3"/>
        <table:table-row table:style-name="TableLine94373765118720">
          <table:table-cell table:style-name="Table1.A1" office:value-type="string">
            <text:p text:style-name="P7">Test Step</text:p>
          </table:table-cell>
          <table:table-cell table:style-name="Table1.A1" office:value-type="string">
            <text:p text:style-name="P7">Test Data</text:p>
          </table:table-cell>
          <table:table-cell table:style-name="Table1.C1" office:value-type="string">
            <text:p text:style-name="P7">Test Result</text:p>
          </table:table-cell>
        </table:table-row>
        <table:table-row table:style-name="TableLine94373765118720">
          <table:table-cell table:style-name="Table1.A2" office:value-type="string">
            <text:p text:style-name="Table_20_Contents"><text:span text:style-name="T1">1. </text:span>Cliente está na página de carrinho com produtos no carrinho e opta por fazer o checkout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O sistema redireciona para a página de informações de check-out</text:p>
            <text:p text:style-name="Table_20_Contents"><text:a xlink:type="simple" xlink:href="https://www.saucedemo.com/checkout-step-one.html" office:target-frame-name="_blank" xlink:show="new" text:style-name="Internet_20_link" text:visited-style-name="Visited_20_Internet_20_Link">https://www.saucedemo.com/checkout-step-one.html</text:a></text:p>
          </table:table-cell>
        </table:table-row>
        <table:table-row table:style-name="TableLine94373765118720">
          <table:table-cell table:style-name="Table1.A2" office:value-type="string">
            <text:p text:style-name="Table_20_Contents"><text:span text:style-name="T1">2. </text:span>Cliente preenche o formulário com nome completo, endereço completo e dados do cartão de crédito e selecionar continuar o check-out</text:p>
          </table:table-cell>
          <table:table-cell table:style-name="Table1.A2" office:value-type="string">
            <text:list xml:id="list3924230660" text:style-name="List_20_1">
              <text:list-item>
                <text:p text:style-name="P6">Nome completo: Fulano da Silva</text:p>
              </text:list-item>
              <text:list-item>
                <text:p text:style-name="P6">CEP: 29980-000 Rua 7 de Setembro, n23, Pinheiros, Espirito Santo.</text:p>
              </text:list-item>
              <text:list-item>
                <text:p text:style-name="P6">Cartão de crédito</text:p>
                <text:list>
                  <text:list-item>
                    <text:p text:style-name="P6">5474965616082160</text:p>
                  </text:list-item>
                  <text:list-item>
                    <text:p text:style-name="P6">CVV 123</text:p>
                  </text:list-item>
                </text:list>
              </text:list-item>
            </text:list>
          </table:table-cell>
          <table:table-cell table:style-name="Table1.C2" office:value-type="string">
            <text:p text:style-name="Table_20_Contents">O sistema valida se os dados obrigatórios foram preenchidos e se o endereço informado é valido, então redireciona para a página de revisão do check-out <text:a xlink:type="simple" xlink:href="https://www.saucedemo.com/checkout-step-two.html" office:target-frame-name="_blank" xlink:show="new" text:style-name="Internet_20_link" text:visited-style-name="Visited_20_Internet_20_Link">https://www.saucedemo.com/checkout-step-two.html</text:a></text:p>
          </table:table-cell>
        </table:table-row>
        <table:table-row table:style-name="TableLine94373765118720">
          <table:table-cell table:style-name="Table1.A2" office:value-type="string">
            <text:p text:style-name="Table_20_Contents"><text:span text:style-name="T1">3. </text:span>Cliente revisa as informações e optar por concluir o pedido.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O sistema valida o pagamento com o sistema bancário e redireciona para a pagina de conclusão do pedido. <text:a xlink:type="simple" xlink:href="https://www.saucedemo.com/checkout-complete.html" text:style-name="Internet_20_link" text:visited-style-name="Visited_20_Internet_20_Link">https://www.saucedemo.com/checkout-complete.html</text:a></text:p>
          </table:table-cell>
        </table:table-row>
      </table:table>
      <text:p text:style-name="P5"/>
      <text:h text:style-name="P1" text:outline-level="1">DIOQA-10 - Como um cliente com produto no carrinho eu quero fazer o checkout afim de efetivar o pedido</text:h>
      <text:h text:style-name="Heading_20_2" text:outline-level="2">Cenário: Sistema bancário rejeita o pagamento</text:h>
      <table:table table:name="Table2" table:style-name="Table2">
        <table:table-column table:style-name="Table2.A" table:number-columns-repeated="3"/>
        <table:table-row table:style-name="TableLine94373781464064">
          <table:table-cell table:style-name="Table2.A1" office:value-type="string">
            <text:p text:style-name="P7">Test Step</text:p>
          </table:table-cell>
          <table:table-cell table:style-name="Table2.A1" office:value-type="string">
            <text:p text:style-name="P7">Test Data</text:p>
          </table:table-cell>
          <table:table-cell table:style-name="Table2.C1" office:value-type="string">
            <text:p text:style-name="P7">Test Result</text:p>
          </table:table-cell>
        </table:table-row>
        <table:table-row table:style-name="TableLine94373781464064">
          <table:table-cell table:style-name="Table2.A2" office:value-type="string">
            <text:p text:style-name="Table_20_Contents"><text:span text:style-name="T1">1. </text:span>Cliente está na página de carrinho com produtos no carrinho e opta por fazer o checkout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>O sistema redireciona para a página de informações de check-out</text:p>
            <text:p text:style-name="Table_20_Contents"><text:a xlink:type="simple" xlink:href="https://www.saucedemo.com/checkout-step-one.html" office:target-frame-name="_blank" xlink:show="new" text:style-name="Internet_20_link" text:visited-style-name="Visited_20_Internet_20_Link">https://www.saucedemo.com/checkout-step-one.html</text:a></text:p>
          </table:table-cell>
        </table:table-row>
        <table:table-row table:style-name="TableLine94373781464064">
          <table:table-cell table:style-name="Table2.A2" office:value-type="string">
            <text:p text:style-name="Table_20_Contents"><text:span text:style-name="T1">2. </text:span>Cliente preenche o formulário com nome completo, endereço completo e dados do cartão de crédito e selecionar continuar o check-out</text:p>
          </table:table-cell>
          <table:table-cell table:style-name="Table2.A2" office:value-type="string">
            <text:list xml:id="list162034257918343" text:continue-numbering="true" text:style-name="List_20_1">
              <text:list-item>
                <text:p text:style-name="P6">Nome completo: Fulano da Silva</text:p>
              </text:list-item>
              <text:list-item>
                <text:p text:style-name="P6">CEP: 29980-000 Rua 7 de Setembro, n23, Pinheiros, Espirito Santo.</text:p>
              </text:list-item>
              <text:list-item>
                <text:p text:style-name="P6">Cartão de crédito</text:p>
                <text:list>
                  <text:list-item>
                    <text:p text:style-name="P6">5474965616082160</text:p>
                  </text:list-item>
                  <text:list-item>
                    <text:p text:style-name="P6">CVV 1<text:span text:style-name="T1">00</text:span></text:p>
                  </text:list-item>
                </text:list>
              </text:list-item>
            </text:list>
          </table:table-cell>
          <table:table-cell table:style-name="Table2.C2" office:value-type="string">
            <text:p text:style-name="Table_20_Contents">O sistema valida se os dados obrigatórios foram preenchidos e se o endereço informado é valido, então redireciona para a página de revisão do check-out <text:a xlink:type="simple" xlink:href="https://www.saucedemo.com/checkout-step-two.html" office:target-frame-name="_blank" xlink:show="new" text:style-name="Internet_20_link" text:visited-style-name="Visited_20_Internet_20_Link">https://www.saucedemo.com/checkout-step-two.html</text:a></text:p>
          </table:table-cell>
        </table:table-row>
        <table:table-row table:style-name="TableLine94373781464064">
          <table:table-cell table:style-name="Table2.A2" office:value-type="string">
            <text:p text:style-name="Table_20_Contents"><text:span text:style-name="T1">3. </text:span>Cliente revisa as informações e optar por concluir o pedido.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>O sistema valida o pagamento com o sistema bancário, <text:span text:style-name="T1">que rejeita o pagamento por dados inválidos. Sistema apresenta mensagem de erro.</text:span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Bitstream Vera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Bitstream Vera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Bitstream Vera Sans" style:font-family-asian="'Bitstream Vera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5T15:51:51.103672239</meta:creation-date>
    <dc:date>2022-11-15T16:20:32.573206185</dc:date>
    <meta:editing-duration>PT7M56S</meta:editing-duration>
    <meta:editing-cycles>2</meta:editing-cycles>
    <meta:generator>LibreOffice/7.3.5.2$Linux_X86_64 LibreOffice_project/30$Build-2</meta:generator>
    <meta:document-statistic meta:table-count="2" meta:image-count="0" meta:object-count="0" meta:page-count="3" meta:paragraph-count="53" meta:word-count="504" meta:character-count="3179" meta:non-whitespace-character-count="2736"/>
  </office:meta>
</office:document-meta>
</file>